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6.2988in" svg:height="3.5429in" svg:x="4.863in" svg:y="2.811in">
            <draw:object draw:notify-on-update-of-ranges="torque.D2:torque.D5 torque.K1:torque.K1 torque.K2:torque.K5 torque.L1:torque.L1 torque.L2:torque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2.6461in" svg:y="0.0394in">
            <draw:object draw:notify-on-update-of-ranges="torque.D2:torque.D5 torque.M1:torque.M1 torque.M2:torque.M5 torque.N1:torque.N1 torque.N2:torque.N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Reward</text:p>
          </table:table-cell>
          <table:table-cell table:style-name="Default" office:value-type="string" calcext:value-type="string">
            <text:p>Torque</text:p>
          </table:table-cell>
          <table:table-cell office:value-type="string" calcext:value-type="string">
            <text:p>Crosslink?</text:p>
          </table:table-cell>
          <table:table-cell office:value-type="string" calcext:value-type="string">
            <text:p>Downlink?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4.00E-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022" calcext:value-type="float">
            <text:p>12022</text:p>
          </table:table-cell>
          <table:table-cell office:value-type="float" office:value="15213" calcext:value-type="float">
            <text:p>15213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table:formula="of:=[.G2]/[.$B2]" office:value-type="float" office:value="751.375" calcext:value-type="float">
            <text:p>751.375</text:p>
          </table:table-cell>
          <table:table-cell table:formula="of:=[.H2]/[.$B2]" office:value-type="float" office:value="950.8125" calcext:value-type="float">
            <text:p>950.8125</text:p>
          </table:table-cell>
          <table:table-cell table:formula="of:=[.I2]/[.$B2]" office:value-type="float" office:value="5.8125" calcext:value-type="float">
            <text:p>5.8125</text:p>
          </table:table-cell>
          <table:table-cell table:formula="of:=[.J2]/[.$B2]" office:value-type="float" office:value="8.375" calcext:value-type="float">
            <text:p>8.3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435" calcext:value-type="float">
            <text:p>10435</text:p>
          </table:table-cell>
          <table:table-cell office:value-type="float" office:value="13792" calcext:value-type="float">
            <text:p>1379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formula="of:=[.G3]/[.$B3]" office:value-type="float" office:value="652.1875" calcext:value-type="float">
            <text:p>652.1875</text:p>
          </table:table-cell>
          <table:table-cell table:formula="of:=[.H3]/[.$B3]" office:value-type="float" office:value="862" calcext:value-type="float">
            <text:p>862</text:p>
          </table:table-cell>
          <table:table-cell table:formula="of:=[.I3]/[.$B3]" office:value-type="float" office:value="4.875" calcext:value-type="float">
            <text:p>4.875</text:p>
          </table:table-cell>
          <table:table-cell table:formula="of:=[.J3]/[.$B3]" office:value-type="float" office:value="7.3125" calcext:value-type="float">
            <text:p>7.31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04" calcext:value-type="float">
            <text:p>4.00E-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470" calcext:value-type="float">
            <text:p>10470</text:p>
          </table:table-cell>
          <table:table-cell office:value-type="float" office:value="12832" calcext:value-type="float">
            <text:p>12832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formula="of:=[.G4]/[.$B4]" office:value-type="float" office:value="654.375" calcext:value-type="float">
            <text:p>654.375</text:p>
          </table:table-cell>
          <table:table-cell table:formula="of:=[.H4]/[.$B4]" office:value-type="float" office:value="802" calcext:value-type="float">
            <text:p>802</text:p>
          </table:table-cell>
          <table:table-cell table:formula="of:=[.I4]/[.$B4]" office:value-type="float" office:value="5.0625" calcext:value-type="float">
            <text:p>5.0625</text:p>
          </table:table-cell>
          <table:table-cell table:formula="of:=[.J4]/[.$B4]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004" calcext:value-type="float">
            <text:p>4.00E-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6818" calcext:value-type="float">
            <text:p>6818</text:p>
          </table:table-cell>
          <table:table-cell office:value-type="float" office:value="9103" calcext:value-type="float">
            <text:p>9103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formula="of:=[.G5]/[.$B5]" office:value-type="float" office:value="426.125" calcext:value-type="float">
            <text:p>426.125</text:p>
          </table:table-cell>
          <table:table-cell table:formula="of:=[.H5]/[.$B5]" office:value-type="float" office:value="568.9375" calcext:value-type="float">
            <text:p>568.9375</text:p>
          </table:table-cell>
          <table:table-cell table:formula="of:=[.I5]/[.$B5]" office:value-type="float" office:value="3.5" calcext:value-type="float">
            <text:p>3.5</text:p>
          </table:table-cell>
          <table:table-cell table:formula="of:=[.J5]/[.$B5]" office:value-type="float" office:value="6" calcext:value-type="float">
            <text:p>6</text:p>
          </table:table-cell>
        </table:table-row>
      </table:table>
      <table:table table:name="numsats" table:style-name="ta1">
        <table:shapes>
          <draw:frame draw:z-index="0" draw:style-name="gr1" draw:text-style-name="P1" svg:width="6.2988in" svg:height="3.5429in" svg:x="5.6874in" svg:y="2.089in">
            <draw:object draw:notify-on-update-of-ranges="numsats.B2:numsats.B4 numsats.K1:numsats.K1 numsats.K2:numsats.K4 numsats.L1:numsats.L1 numsats.L2:numsats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6461in" svg:y="0.0394in">
            <draw:object draw:notify-on-update-of-ranges="numsats.B2:numsats.B4 numsats.M1:numsats.M1 numsats.M2:numsats.M4 numsats.N1:numsats.N1 numsats.N2:numsats.N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Satellites</text:p>
          </table:table-cell>
          <table:table-cell office:value-type="string" calcext:value-type="string">
            <text:p>Reward</text:p>
          </table:table-cell>
          <table:table-cell table:style-name="Default" office:value-type="string" calcext:value-type="string">
            <text:p>Torque</text:p>
          </table:table-cell>
          <table:table-cell office:value-type="string" calcext:value-type="string">
            <text:p>Crosslink?</text:p>
          </table:table-cell>
          <table:table-cell office:value-type="string" calcext:value-type="string">
            <text:p>Downlink?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260" calcext:value-type="float">
            <text:p>14260</text:p>
          </table:table-cell>
          <table:table-cell office:value-type="float" office:value="18322" calcext:value-type="float">
            <text:p>18322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table:formula="of:=[.G2]/[.$B2]" office:value-type="float" office:value="3565" calcext:value-type="float">
            <text:p>3565</text:p>
          </table:table-cell>
          <table:table-cell table:formula="of:=[.H2]/[.$B2]" office:value-type="float" office:value="4580.5" calcext:value-type="float">
            <text:p>4580.5</text:p>
          </table:table-cell>
          <table:table-cell table:formula="of:=[.I2]/[.$B2]" office:value-type="float" office:value="53" calcext:value-type="float">
            <text:p>53</text:p>
          </table:table-cell>
          <table:table-cell table:formula="of:=[.J2]/[.$B2]" office:value-type="float" office:value="50.5" calcext:value-type="float">
            <text:p>50.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044" calcext:value-type="float">
            <text:p>28044</text:p>
          </table:table-cell>
          <table:table-cell office:value-type="float" office:value="35806" calcext:value-type="float">
            <text:p>35806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table:formula="of:=[.G3]/[.$B3]" office:value-type="float" office:value="3116" calcext:value-type="float">
            <text:p>3116</text:p>
          </table:table-cell>
          <table:table-cell table:formula="of:=[.H3]/[.$B3]" office:value-type="float" office:value="3978.44444444444" calcext:value-type="float">
            <text:p>3978.44444444444</text:p>
          </table:table-cell>
          <table:table-cell table:formula="of:=[.I3]/[.$B3]" office:value-type="float" office:value="45.4444444444444" calcext:value-type="float">
            <text:p>45.4444444444444</text:p>
          </table:table-cell>
          <table:table-cell table:formula="of:=[.J3]/[.$B3]" office:value-type="float" office:value="45.5555555555556" calcext:value-type="float">
            <text:p>45.555555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7430" calcext:value-type="float">
            <text:p>57430</text:p>
          </table:table-cell>
          <table:table-cell office:value-type="float" office:value="66938" calcext:value-type="float">
            <text:p>66938</text:p>
          </table:table-cell>
          <table:table-cell office:value-type="float" office:value="675" calcext:value-type="float">
            <text:p>675</text:p>
          </table:table-cell>
          <table:table-cell office:value-type="float" office:value="776" calcext:value-type="float">
            <text:p>776</text:p>
          </table:table-cell>
          <table:table-cell table:formula="of:=[.G4]/[.$B4]" office:value-type="float" office:value="3589.375" calcext:value-type="float">
            <text:p>3589.375</text:p>
          </table:table-cell>
          <table:table-cell table:formula="of:=[.H4]/[.$B4]" office:value-type="float" office:value="4183.625" calcext:value-type="float">
            <text:p>4183.625</text:p>
          </table:table-cell>
          <table:table-cell table:formula="of:=[.I4]/[.$B4]" office:value-type="float" office:value="42.1875" calcext:value-type="float">
            <text:p>42.1875</text:p>
          </table:table-cell>
          <table:table-cell table:formula="of:=[.J4]/[.$B4]" office:value-type="float" office:value="48.5" calcext:value-type="float">
            <text:p>48.5</text:p>
          </table:table-cell>
        </table:table-row>
        <table:table-row table:style-name="ro1">
          <table:table-cell table:number-columns-repeated="14"/>
        </table:table-row>
      </table:table>
      <table:table table:name="mcts" table:style-name="ta1">
        <table:shapes>
          <draw:frame draw:z-index="0" draw:style-name="gr1" draw:text-style-name="P1" svg:width="6.2988in" svg:height="3.5429in" svg:x="11.4972in" svg:y="2.2248in">
            <draw:object draw:notify-on-update-of-ranges="mcts.B2:mcts.B4 mcts.K1:mcts.K1 mcts.K2:mcts.K4 mcts.L1:mcts.L1 mcts.L2:mcts.L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2.6461in" svg:y="0.0394in">
            <draw:object draw:notify-on-update-of-ranges="mcts.B2:mcts.B4 mcts.M1:mcts.M1 mcts.M2:mcts.M4 mcts.N1:mcts.N1 mcts.N2:mcts.N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Satellites</text:p>
          </table:table-cell>
          <table:table-cell office:value-type="string" calcext:value-type="string">
            <text:p>Reward</text:p>
          </table:table-cell>
          <table:table-cell table:style-name="Default" office:value-type="string" calcext:value-type="string">
            <text:p>Torque</text:p>
          </table:table-cell>
          <table:table-cell office:value-type="string" calcext:value-type="string">
            <text:p>Crosslink?</text:p>
          </table:table-cell>
          <table:table-cell office:value-type="string" calcext:value-type="string">
            <text:p>Downlink?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  <table:table-cell office:value-type="string" calcext:value-type="string">
            <text:p>Naive reward</text:p>
          </table:table-cell>
          <table:table-cell office:value-type="string" calcext:value-type="string">
            <text:p>Rule reward</text:p>
          </table:table-cell>
          <table:table-cell office:value-type="string" calcext:value-type="string">
            <text:p>Naive chl count</text:p>
          </table:table-cell>
          <table:table-cell office:value-type="string" calcext:value-type="string">
            <text:p>Rule chl coun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7430" calcext:value-type="float">
            <text:p>57430</text:p>
          </table:table-cell>
          <table:table-cell office:value-type="float" office:value="66938" calcext:value-type="float">
            <text:p>66938</text:p>
          </table:table-cell>
          <table:table-cell office:value-type="float" office:value="675" calcext:value-type="float">
            <text:p>675</text:p>
          </table:table-cell>
          <table:table-cell office:value-type="float" office:value="776" calcext:value-type="float">
            <text:p>776</text:p>
          </table:table-cell>
          <table:table-cell table:formula="of:=[.G2]/[.$B2]" office:value-type="float" office:value="3589.375" calcext:value-type="float">
            <text:p>3589.375</text:p>
          </table:table-cell>
          <table:table-cell table:formula="of:=[.H2]/[.$B2]" office:value-type="float" office:value="4183.625" calcext:value-type="float">
            <text:p>4183.625</text:p>
          </table:table-cell>
          <table:table-cell table:formula="of:=[.I2]/[.$B2]" office:value-type="float" office:value="42.1875" calcext:value-type="float">
            <text:p>42.1875</text:p>
          </table:table-cell>
          <table:table-cell table:formula="of:=[.J2]/[.$B2]" office:value-type="float" office:value="48.5" calcext:value-type="float">
            <text:p>48.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4.00E-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2572" calcext:value-type="float">
            <text:p>72572</text:p>
          </table:table-cell>
          <table:table-cell office:value-type="float" office:value="74264" calcext:value-type="float">
            <text:p>74264</text:p>
          </table:table-cell>
          <table:table-cell office:value-type="float" office:value="691" calcext:value-type="float">
            <text:p>691</text:p>
          </table:table-cell>
          <table:table-cell office:value-type="float" office:value="713" calcext:value-type="float">
            <text:p>713</text:p>
          </table:table-cell>
          <table:table-cell table:formula="of:=[.G3]/[.$B3]" office:value-type="float" office:value="4535.75" calcext:value-type="float">
            <text:p>4535.75</text:p>
          </table:table-cell>
          <table:table-cell table:formula="of:=[.H3]/[.$B3]" office:value-type="float" office:value="4641.5" calcext:value-type="float">
            <text:p>4641.5</text:p>
          </table:table-cell>
          <table:table-cell table:formula="of:=[.I3]/[.$B3]" office:value-type="float" office:value="43.1875" calcext:value-type="float">
            <text:p>43.1875</text:p>
          </table:table-cell>
          <table:table-cell table:formula="of:=[.J3]/[.$B3]" office:value-type="float" office:value="44.5625" calcext:value-type="float">
            <text:p>44.56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22:43:45.010843686</meta:creation-date>
    <dc:date>2022-05-25T22:13:27.713928510</dc:date>
    <meta:editing-duration>PT4H55M50S</meta:editing-duration>
    <meta:editing-cycles>3</meta:editing-cycles>
    <meta:generator>LibreOffice/6.4.7.2$Linux_X86_64 LibreOffice_project/40$Build-2</meta:generator>
    <meta:document-statistic meta:table-count="3" meta:cell-count="15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952cm" style:legend-expansion="high" chart:style-name="ch2"/>
        <chart:plot-area chart:style-name="ch3" table:cell-range-address="numsats.B2:numsats.B4 numsats.K1:numsats.L4" chart:data-source-has-labels="both" svg:x="1.331cm" svg:y="0.18cm" svg:width="11.61cm" svg:height="7.659cm">
          <chartooo:coordinate-region svg:x="2.323cm" svg:y="0.379cm" svg:width="10.618cm" svg:height="6.813cm"/>
          <chart:axis chart:dimension="x" chart:name="primary-x" chart:style-name="ch4" chartooo:axis-type="auto">
            <chartooo:date-scale/>
            <chart:title svg:x="5.65cm" svg:y="8.019cm" chart:style-name="ch5">
              <text:p>Number of satellites</text:p>
            </chart:title>
            <chart:categories table:cell-range-address="numsats.B2:numsats.B4"/>
          </chart:axis>
          <chart:axis chart:dimension="y" chart:name="primary-y" chart:style-name="ch6">
            <chart:title svg:x="0.451cm" svg:y="5.508cm" chart:style-name="ch7">
              <text:p>Reward per satellite</text:p>
            </chart:title>
            <chart:grid chart:style-name="ch8" chart:class="major"/>
          </chart:axis>
          <chart:series chart:style-name="ch9" chart:values-cell-range-address="numsats.K2:numsats.K4" chart:label-cell-address="numsats.K1:numsats.K1" chart:class="chart:bar">
            <chart:data-point chart:repeated="3"/>
          </chart:series>
          <chart:series chart:style-name="ch10" chart:values-cell-range-address="numsats.L2:numsats.L4" chart:label-cell-address="numsats.L1:numsats.L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reward</text:p>
                <draw:g>
                  <svg:desc>numsats.K1:numsats.K1</svg:desc>
                </draw:g>
              </table:table-cell>
              <table:table-cell office:value-type="string">
                <text:p>Rule reward</text:p>
                <draw:g>
                  <svg:desc>numsats.L1:numsats.L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numsats.B2:numsats.B4</svg:desc>
                </draw:g>
              </table:table-cell>
              <table:table-cell office:value-type="float" office:value="3565">
                <text:p>3565</text:p>
                <draw:g>
                  <svg:desc>numsats.K2:numsats.K4</svg:desc>
                </draw:g>
              </table:table-cell>
              <table:table-cell office:value-type="float" office:value="4580.5">
                <text:p>4580.5</text:p>
                <draw:g>
                  <svg:desc>numsats.L2:numsats.L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16">
                <text:p>3116</text:p>
              </table:table-cell>
              <table:table-cell office:value-type="float" office:value="3978.44444444444">
                <text:p>3978.44444444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89.375">
                <text:p>3589.375</text:p>
              </table:table-cell>
              <table:table-cell office:value-type="float" office:value="4183.625">
                <text:p>4183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3.952cm" style:legend-expansion="high" chart:style-name="ch2"/>
        <chart:plot-area chart:style-name="ch3" table:cell-range-address="numsats.B2:numsats.B4 numsats.M1:numsats.N4" chart:data-source-has-labels="both" svg:x="1.331cm" svg:y="0.18cm" svg:width="11.213cm" svg:height="7.659cm">
          <chartooo:coordinate-region svg:x="1.952cm" svg:y="0.379cm" svg:width="10.592cm" svg:height="6.813cm"/>
          <chart:axis chart:dimension="x" chart:name="primary-x" chart:style-name="ch4" chartooo:axis-type="auto">
            <chartooo:date-scale/>
            <chart:title svg:x="5.451cm" svg:y="8.019cm" chart:style-name="ch5">
              <text:p>Number of satellites</text:p>
            </chart:title>
            <chart:categories table:cell-range-address="numsats.B2:numsats.B4"/>
          </chart:axis>
          <chart:axis chart:dimension="y" chart:name="primary-y" chart:style-name="ch6">
            <chart:title svg:x="0.451cm" svg:y="7.043cm" chart:style-name="ch7">
              <text:p>Number of chlorophyll events per satellite</text:p>
            </chart:title>
            <chart:grid chart:style-name="ch8" chart:class="major"/>
          </chart:axis>
          <chart:series chart:style-name="ch9" chart:values-cell-range-address="numsats.M2:numsats.M4" chart:label-cell-address="numsats.M1:numsats.M1" chart:class="chart:bar">
            <chart:data-point chart:repeated="3"/>
          </chart:series>
          <chart:series chart:style-name="ch10" chart:values-cell-range-address="numsats.N2:numsats.N4" chart:label-cell-address="numsats.N1:numsats.N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hl count</text:p>
                <draw:g>
                  <svg:desc>numsats.M1:numsats.M1</svg:desc>
                </draw:g>
              </table:table-cell>
              <table:table-cell office:value-type="string">
                <text:p>Rule chl count</text:p>
                <draw:g>
                  <svg:desc>numsats.N1:numsats.N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numsats.B2:numsats.B4</svg:desc>
                </draw:g>
              </table:table-cell>
              <table:table-cell office:value-type="float" office:value="53">
                <text:p>53</text:p>
                <draw:g>
                  <svg:desc>numsats.M2:numsats.M4</svg:desc>
                </draw:g>
              </table:table-cell>
              <table:table-cell office:value-type="float" office:value="50.5">
                <text:p>50.5</text:p>
                <draw:g>
                  <svg:desc>numsats.N2:numsats.N4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4444444444444">
                <text:p>45.4444444444444</text:p>
              </table:table-cell>
              <table:table-cell office:value-type="float" office:value="45.5555555555556">
                <text:p>45.555555555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.1875">
                <text:p>42.1875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952cm" style:legend-expansion="high" chart:style-name="ch2"/>
        <chart:plot-area chart:style-name="ch3" table:cell-range-address="torque.D2:torque.D5 torque.K1:torque.L5" chart:data-source-has-labels="both" svg:x="1.331cm" svg:y="0.18cm" svg:width="11.61cm" svg:height="7.659cm">
          <chartooo:coordinate-region svg:x="2.323cm" svg:y="0.379cm" svg:width="10.618cm" svg:height="6.813cm"/>
          <chart:axis chart:dimension="x" chart:name="primary-x" chart:style-name="ch4" chartooo:axis-type="auto">
            <chartooo:date-scale/>
            <chart:title svg:x="5.65cm" svg:y="8.019cm" chart:style-name="ch5">
              <text:p>Number of satellites</text:p>
            </chart:title>
            <chart:categories table:cell-range-address="torque.D2:torque.D5"/>
          </chart:axis>
          <chart:axis chart:dimension="y" chart:name="primary-y" chart:style-name="ch6">
            <chart:title svg:x="0.451cm" svg:y="5.508cm" chart:style-name="ch7">
              <text:p>Reward per satellite</text:p>
            </chart:title>
            <chart:grid chart:style-name="ch8" chart:class="major"/>
          </chart:axis>
          <chart:series chart:style-name="ch9" chart:values-cell-range-address="torque.K2:torque.K5" chart:label-cell-address="torque.K1:torque.K1" chart:class="chart:bar">
            <chart:data-point chart:repeated="4"/>
          </chart:series>
          <chart:series chart:style-name="ch10" chart:values-cell-range-address="torque.L2:torque.L5" chart:label-cell-address="torque.L1:torque.L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reward</text:p>
                <draw:g>
                  <svg:desc>torque.K1:torque.K1</svg:desc>
                </draw:g>
              </table:table-cell>
              <table:table-cell office:value-type="string">
                <text:p>Rule reward</text:p>
                <draw:g>
                  <svg:desc>torque.L1:torque.L1</svg:desc>
                </draw:g>
              </table:table-cell>
            </table:table-row>
          </table:table-header-rows>
          <table:table-rows>
            <table:table-row>
              <table:table-cell office:value-type="float" office:value="0.04">
                <text:p>0.04</text:p>
                <draw:g>
                  <svg:desc>torque.D2:torque.D5</svg:desc>
                </draw:g>
              </table:table-cell>
              <table:table-cell office:value-type="float" office:value="751.375">
                <text:p>751.375</text:p>
                <draw:g>
                  <svg:desc>torque.K2:torque.K5</svg:desc>
                </draw:g>
              </table:table-cell>
              <table:table-cell office:value-type="float" office:value="950.8125">
                <text:p>950.8125</text:p>
                <draw:g>
                  <svg:desc>torque.L2:torque.L5</svg:desc>
                </draw:g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652.1875">
                <text:p>652.187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654.375">
                <text:p>654.37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426.125">
                <text:p>426.125</text:p>
              </table:table-cell>
              <table:table-cell office:value-type="float" office:value="568.9375">
                <text:p>568.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3.952cm" style:legend-expansion="high" chart:style-name="ch2"/>
        <chart:plot-area chart:style-name="ch3" table:cell-range-address="torque.D2:torque.D5 torque.M1:torque.N5" chart:data-source-has-labels="both" svg:x="1.331cm" svg:y="0.18cm" svg:width="11.213cm" svg:height="7.659cm">
          <chartooo:coordinate-region svg:x="1.767cm" svg:y="0.379cm" svg:width="10.777cm" svg:height="6.813cm"/>
          <chart:axis chart:dimension="x" chart:name="primary-x" chart:style-name="ch4" chartooo:axis-type="auto">
            <chartooo:date-scale/>
            <chart:title svg:x="5.451cm" svg:y="8.019cm" chart:style-name="ch5">
              <text:p>Number of satellites</text:p>
            </chart:title>
            <chart:categories table:cell-range-address="torque.D2:torque.D5"/>
          </chart:axis>
          <chart:axis chart:dimension="y" chart:name="primary-y" chart:style-name="ch6">
            <chart:title svg:x="0.451cm" svg:y="7.043cm" chart:style-name="ch7">
              <text:p>Number of chlorophyll events per satellite</text:p>
            </chart:title>
            <chart:grid chart:style-name="ch8" chart:class="major"/>
          </chart:axis>
          <chart:series chart:style-name="ch9" chart:values-cell-range-address="torque.M2:torque.M5" chart:label-cell-address="torque.M1:torque.M1" chart:class="chart:bar">
            <chart:data-point chart:repeated="4"/>
          </chart:series>
          <chart:series chart:style-name="ch10" chart:values-cell-range-address="torque.N2:torque.N5" chart:label-cell-address="torque.N1:torque.N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hl count</text:p>
                <draw:g>
                  <svg:desc>torque.M1:torque.M1</svg:desc>
                </draw:g>
              </table:table-cell>
              <table:table-cell office:value-type="string">
                <text:p>Rule chl count</text:p>
                <draw:g>
                  <svg:desc>torque.N1:torque.N1</svg:desc>
                </draw:g>
              </table:table-cell>
            </table:table-row>
          </table:table-header-rows>
          <table:table-rows>
            <table:table-row>
              <table:table-cell office:value-type="float" office:value="0.04">
                <text:p>0.04</text:p>
                <draw:g>
                  <svg:desc>torque.D2:torque.D5</svg:desc>
                </draw:g>
              </table:table-cell>
              <table:table-cell office:value-type="float" office:value="5.8125">
                <text:p>5.8125</text:p>
                <draw:g>
                  <svg:desc>torque.M2:torque.M5</svg:desc>
                </draw:g>
              </table:table-cell>
              <table:table-cell office:value-type="float" office:value="8.375">
                <text:p>8.375</text:p>
                <draw:g>
                  <svg:desc>torque.N2:torque.N5</svg:desc>
                </draw:g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4.875">
                <text:p>4.875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5.0625">
                <text:p>5.06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952cm" style:legend-expansion="high" chart:style-name="ch2"/>
        <chart:plot-area chart:style-name="ch3" table:cell-range-address="mcts.B2:mcts.B4 mcts.K1:mcts.L4" chart:data-source-has-labels="both" svg:x="1.331cm" svg:y="0.18cm" svg:width="11.61cm" svg:height="7.659cm">
          <chartooo:coordinate-region svg:x="2.323cm" svg:y="0.379cm" svg:width="10.618cm" svg:height="6.813cm"/>
          <chart:axis chart:dimension="x" chart:name="primary-x" chart:style-name="ch4" chartooo:axis-type="auto">
            <chartooo:date-scale/>
            <chart:title svg:x="5.65cm" svg:y="8.019cm" chart:style-name="ch5">
              <text:p>Number of satellites</text:p>
            </chart:title>
            <chart:categories table:cell-range-address="mcts.B2:mcts.B4"/>
          </chart:axis>
          <chart:axis chart:dimension="y" chart:name="primary-y" chart:style-name="ch6">
            <chart:title svg:x="0.451cm" svg:y="5.508cm" chart:style-name="ch7">
              <text:p>Reward per satellite</text:p>
            </chart:title>
            <chart:grid chart:style-name="ch8" chart:class="major"/>
          </chart:axis>
          <chart:series chart:style-name="ch9" chart:values-cell-range-address="mcts.K2:mcts.K4" chart:label-cell-address="mcts.K1:mcts.K1" chart:class="chart:bar">
            <chart:data-point chart:repeated="3"/>
          </chart:series>
          <chart:series chart:style-name="ch10" chart:values-cell-range-address="mcts.L2:mcts.L4" chart:label-cell-address="mcts.L1:mcts.L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reward</text:p>
                <draw:g>
                  <svg:desc>mcts.K1:mcts.K1</svg:desc>
                </draw:g>
              </table:table-cell>
              <table:table-cell office:value-type="string">
                <text:p>Rule reward</text:p>
                <draw:g>
                  <svg:desc>mcts.L1:mcts.L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mcts.B2:mcts.B4</svg:desc>
                </draw:g>
              </table:table-cell>
              <table:table-cell office:value-type="float" office:value="3589.375">
                <text:p>3589.375</text:p>
                <draw:g>
                  <svg:desc>mcts.K2:mcts.K4</svg:desc>
                </draw:g>
              </table:table-cell>
              <table:table-cell office:value-type="float" office:value="4183.625">
                <text:p>4183.625</text:p>
                <draw:g>
                  <svg:desc>mcts.L2:mcts.L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35.75">
                <text:p>4535.75</text:p>
              </table:table-cell>
              <table:table-cell office:value-type="float" office:value="4641.5">
                <text:p>464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3.952cm" style:legend-expansion="high" chart:style-name="ch2"/>
        <chart:plot-area chart:style-name="ch3" table:cell-range-address="mcts.B2:mcts.B4 mcts.M1:mcts.N4" chart:data-source-has-labels="both" svg:x="1.331cm" svg:y="0.18cm" svg:width="11.213cm" svg:height="7.659cm">
          <chartooo:coordinate-region svg:x="1.952cm" svg:y="0.379cm" svg:width="10.592cm" svg:height="6.813cm"/>
          <chart:axis chart:dimension="x" chart:name="primary-x" chart:style-name="ch4" chartooo:axis-type="auto">
            <chartooo:date-scale/>
            <chart:title svg:x="5.451cm" svg:y="8.019cm" chart:style-name="ch5">
              <text:p>Number of satellites</text:p>
            </chart:title>
            <chart:categories table:cell-range-address="mcts.B2:mcts.B4"/>
          </chart:axis>
          <chart:axis chart:dimension="y" chart:name="primary-y" chart:style-name="ch6">
            <chart:title svg:x="0.451cm" svg:y="7.043cm" chart:style-name="ch7">
              <text:p>Number of chlorophyll events per satellite</text:p>
            </chart:title>
            <chart:grid chart:style-name="ch8" chart:class="major"/>
          </chart:axis>
          <chart:series chart:style-name="ch9" chart:values-cell-range-address="mcts.M2:mcts.M4" chart:label-cell-address="mcts.M1:mcts.M1" chart:class="chart:bar">
            <chart:data-point chart:repeated="3"/>
          </chart:series>
          <chart:series chart:style-name="ch10" chart:values-cell-range-address="mcts.N2:mcts.N4" chart:label-cell-address="mcts.N1:mcts.N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hl count</text:p>
                <draw:g>
                  <svg:desc>mcts.M1:mcts.M1</svg:desc>
                </draw:g>
              </table:table-cell>
              <table:table-cell office:value-type="string">
                <text:p>Rule chl count</text:p>
                <draw:g>
                  <svg:desc>mcts.N1:mcts.N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mcts.B2:mcts.B4</svg:desc>
                </draw:g>
              </table:table-cell>
              <table:table-cell office:value-type="float" office:value="42.1875">
                <text:p>42.1875</text:p>
                <draw:g>
                  <svg:desc>mcts.M2:mcts.M4</svg:desc>
                </draw:g>
              </table:table-cell>
              <table:table-cell office:value-type="float" office:value="48.5">
                <text:p>48.5</text:p>
                <draw:g>
                  <svg:desc>mcts.N2:mcts.N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.1875">
                <text:p>43.1875</text:p>
              </table:table-cell>
              <table:table-cell office:value-type="float" office:value="44.5625">
                <text:p>44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